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style:style>
    <style:style style:name="T2" style:parent-style-name="DefaultParagraphFont" style:family="text">
      <style:text-properties fo:font-style="italic" style:font-style-asian="italic" style:font-style-complex="italic"/>
    </style:style>
    <style:style style:name="T3" style:parent-style-name="DefaultParagraphFont" style:family="text">
      <style:text-properties fo:font-style="italic" style:font-style-asian="italic" style:font-style-complex="italic"/>
    </style:style>
    <style:style style:name="T4" style:parent-style-name="DefaultParagraphFont" style:family="text">
      <style:text-properties fo:font-style="italic" style:font-style-asian="italic" style:font-style-complex="italic"/>
    </style:style>
    <style:style style:name="T5" style:parent-style-name="DefaultParagraphFont" style:family="text">
      <style:text-properties fo:font-style="italic" style:font-style-asian="italic" style:font-style-complex="italic"/>
    </style:style>
    <style:style style:name="T6" style:parent-style-name="DefaultParagraphFont" style:family="text">
      <style:text-properties fo:font-style="italic" style:font-style-asian="italic" style:font-style-complex="italic"/>
    </style:style>
    <style:style style:name="T7" style:parent-style-name="DefaultParagraphFont" style:family="text">
      <style:text-properties fo:font-style="italic" style:font-style-asian="italic" style:font-style-complex="italic"/>
    </style:style>
    <style:style style:name="T8" style:parent-style-name="DefaultParagraphFont" style:family="text">
      <style:text-properties fo:font-style="italic" style:font-style-asian="italic" style:font-style-complex="italic"/>
    </style:style>
    <style:style style:name="T9" style:parent-style-name="DefaultParagraphFont" style:family="text">
      <style:text-properties style:text-position="super 66.6%"/>
    </style:style>
    <style:style style:name="T10" style:parent-style-name="DefaultParagraphFont" style:family="text">
      <style:text-properties fo:font-style="italic" style:font-style-asian="italic" style:font-style-complex="italic"/>
    </style:style>
    <style:style style:name="P11" style:parent-style-name="Standard" style:family="paragraph">
      <style:text-properties style:font-name="Liberation Mono" fo:font-size="8pt" style:font-size-asian="8pt" style:font-size-complex="8pt"/>
    </style:style>
    <style:style style:name="P12" style:parent-style-name="Standard" style:family="paragraph">
      <style:text-properties style:font-name="Liberation Mono" fo:font-size="8pt" style:font-size-asian="8pt" style:font-size-complex="8pt"/>
    </style:style>
    <style:style style:name="P13" style:parent-style-name="Standard" style:family="paragraph">
      <style:text-properties style:font-name="Liberation Mono" fo:font-size="8pt" style:font-size-asian="8pt" style:font-size-complex="8pt"/>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background-color="#008080"/>
    </style:style>
    <style:style style:name="P16" style:parent-style-name="Standard" style:family="paragraph">
      <style:text-properties fo:background-color="#008080"/>
    </style:style>
    <style:style style:name="P17" style:parent-style-name="Standard" style:family="paragraph">
      <style:text-properties fo:background-color="#008080"/>
    </style:style>
    <style:style style:name="P18" style:parent-style-name="Standard" style:family="paragraph">
      <style:text-properties style:font-name="Liberation Mono" fo:font-size="8pt" style:font-size-asian="8pt" style:font-size-complex="8pt" fo:background-color="#008080"/>
    </style:style>
    <style:style style:name="P19" style:parent-style-name="Standard" style:family="paragraph">
      <style:text-properties fo:background-color="#008080"/>
    </style:style>
    <style:style style:name="T20" style:parent-style-name="DefaultParagraphFont" style:family="text">
      <style:text-properties fo:background-color="#008080"/>
    </style:style>
    <style:style style:name="T21" style:parent-style-name="DefaultParagraphFont" style:family="text">
      <style:text-properties fo:background-color="#008080"/>
    </style:style>
    <style:style style:name="T22" style:parent-style-name="DefaultParagraphFont" style:family="text">
      <style:text-properties fo:background-color="#008080"/>
    </style:style>
    <style:style style:name="P23" style:parent-style-name="Standard" style:family="paragraph">
      <style:text-properties fo:background-color="#008080"/>
    </style:style>
    <style:style style:name="P24" style:parent-style-name="Standard" style:family="paragraph">
      <style:text-properties fo:background-color="#008080"/>
    </style:style>
    <style:style style:name="T25" style:parent-style-name="DefaultParagraphFont" style:family="text">
      <style:text-properties fo:background-color="#008080"/>
    </style:style>
    <style:style style:name="T26" style:parent-style-name="DefaultParagraphFont" style:family="text">
      <style:text-properties fo:font-weight="bold" style:font-weight-asian="bold" style:font-weight-complex="bold" fo:font-style="italic" style:font-style-asian="italic" style:font-style-complex="italic" fo:background-color="#008080"/>
    </style:style>
    <style:style style:name="P27" style:parent-style-name="Standard" style:family="paragraph">
      <style:text-properties fo:background-color="#008080"/>
    </style:style>
    <style:style style:name="P28" style:parent-style-name="Standard" style:family="paragraph">
      <style:text-properties style:font-name="Liberation Mono" fo:font-size="8pt" style:font-size-asian="8pt" style:font-size-complex="8pt" fo:background-color="#008080"/>
    </style:style>
    <style:style style:name="P29" style:parent-style-name="Standard" style:family="paragraph">
      <style:text-properties style:font-name="Liberation Mono" fo:font-size="8pt" style:font-size-asian="8pt" style:font-size-complex="8pt" fo:background-color="#008080"/>
    </style:style>
    <style:style style:name="P30" style:parent-style-name="Standard" style:family="paragraph">
      <style:text-properties style:font-name="Liberation Mono" fo:font-size="8pt" style:font-size-asian="8pt" style:font-size-complex="8pt" fo:background-color="#008080"/>
    </style:style>
    <style:style style:name="P31" style:parent-style-name="Standard" style:family="paragraph">
      <style:text-properties style:font-name="Liberation Mono" fo:font-size="8pt" style:font-size-asian="8pt" style:font-size-complex="8pt" fo:background-color="#008080"/>
    </style:style>
    <style:style style:name="P32" style:parent-style-name="Standard" style:family="paragraph">
      <style:text-properties style:font-name="Liberation Mono" fo:font-size="8pt" style:font-size-asian="8pt" style:font-size-complex="8pt" fo:background-color="#008080"/>
    </style:style>
    <style:style style:name="T33" style:parent-style-name="DefaultParagraphFont" style:family="text">
      <style:text-properties style:font-name="Liberation Mono" fo:font-size="8pt" style:font-size-asian="8pt" style:font-size-complex="8pt" fo:background-color="#008080"/>
    </style:style>
    <style:style style:name="T34" style:parent-style-name="DefaultParagraphFont" style:family="text">
      <style:text-properties fo:background-color="#008080"/>
    </style:style>
  </office:automatic-styles>
  <office:body>
    <office:text text:use-soft-page-breaks="true">
      <text:p text:style-name="P1">GridCells_part2_requirements</text:p>
      <text:p text:style-name="Standard"/>
      <text:p text:style-name="Standard">1. When training, loss value (8.0789 – 7.7122) is not changing between steps. The same with mean absolute error (about 0.1084).</text:p>
      <text:p text:style-name="Standard"/>
      <text:p text:style-name="Standard">1a. Related to unchanging<text:s/>loss value possibly is that by default LSTM only remember what happened within a batch. We need to use LSTM Cross-batch statefulness. It is done by<text:s/><text:span text:style-name="T2">return_state=False</text:span><text:s/>and adding to LSTM additional parameter<text:s/><text:span text:style-name="T3">stateful=True</text:span>, by removing output variables<text:s/><text:span text:style-name="T4">stat</text:span><text:span text:style-name="T5">e_h</text:span>,<text:s/><text:span text:style-name="T6">state_c</text:span>, and by adding to<text:s/><text:span text:style-name="T7">tf.keras.Input</text:span><text:s/>additional parameter<text:s/><text:span text:style-name="T8">batch_size=10</text:span>. I think it is in this case 10, but maybe I am wrong about this.</text:p>
      <text:p text:style-name="Standard">The main problem with this is the initialization with initial_state. Not clear, is it initialized in every loop or when added stateful=True parameter, it is initialized first time in trajectory start. In original code was main problem, that they are dividing trajectory with 800 steps in 8 parts and passing one after another batches of size 100 and do this 8 times<text:s/>until full trajectory is passed. BUT there was problem, that they are initializing LSTM network ALWAYS with initial value. Initial value must be initialized in trajectory starting point (1<text:span text:style-name="T9">st</text:span><text:s/>point of 800) and any subsequent batches must be without initialization – they have internally passed previous LSTM hidden states values (this done with activating<text:s/><text:span text:style-name="T10">stateful=True<text:s/></text:span>parameter.</text:p>
      <text:p text:style-name="Standard"/>
      <text:p text:style-name="P11">input1 = tf.keras.Input(shape=(100, 3), batch_size=10)</text:p>
      <text:p text:style-name="P12"><text:s text:c="8"/># lstm_output, state_h, state_c = tf.keras.layers.LSTM(128, return_sequences=True, return_state=True, name="LSTM_layers")(input1, initial_state=self.LSTM_state)</text:p>
      <text:p text:style-name="P13"><text:s text:c="8"/>lstm_output = tf.keras.layers.LSTM(128, return_sequences=True, return_state=False, stateful=True, name="LSTM_layers")(input1, initial_state=self.LSTM_state)</text:p>
      <text:p text:style-name="Standard"/>
      <text:p text:style-name="Standard">I had mentioned it in previous error solving document, but now it must be solved:</text:p>
      <text:p text:style-name="P14">TODO: Here must be added additional decision logic to determine, if it is first iteration loop or continuation of previous loop. This loop will decide whether to use LSTM_state or use state_h, state_c returned from previous iteration in LSTM. This must be done because we are passing to training part of full trajectory, <text:s/>that is only 100steps from full 800steps. In firs step we use LSTM_state, but in the following 700 steps<text:s/>we use state_h, state_c returned from previous iteration from LSTM.</text:p>
      <text:p text:style-name="Standard">I think that decision logic is not possible because TensorFlow is static graph, (in Pytorch it was possible), but we have stateful parameter.</text:p>
      <text:p text:style-name="Standard">More about stateful parameter:</text:p>
      <text:p text:style-name="Standard">https://keras.io/getting_started/faq/</text:p>
      <text:p text:style-name="Standard">On the very end is topic: How can I use stateful RNNs?</text:p>
      <text:p text:style-name="Standard">And something here in beginning of blog:</text:p>
      <text:p text:style-name="Standard">https://fairyonice.github.io/Stateful-LSTM-model-training-in-Keras.html</text:p>
      <text:p text:style-name="Standard"/>
      <text:p text:style-name="P15">2. After training and before testing there is strange creation<text:s/>of new models and it is done several times one after another. It must not be like that. It means there is created new model with untrained weights and this new model is used in testing.</text:p>
      <text:p text:style-name="P16">There must be model created once in beginning. After that it is trained many times, after training the same model is tested. There is now something happening unexpectedly with tracing model twice.</text:p>
      <text:p text:style-name="P17">Maybe unexpected new model creation in loop is related with showGridCells.py file, where is code line:</text:p>
      <text:p text:style-name="P18">agent.buildNetwork()</text:p>
      <text:p text:style-name="P19">And<text:s/>the same line is in file trainer.py in testing loop, where it creates again new model.</text:p>
      <text:p text:style-name="Standard"><text:span text:style-name="T20">Some of these lines is creating problem with new model.</text:span></text:p>
      <text:p text:style-name="Standard"/>
      <text:p text:style-name="Standard"><text:span text:style-name="T21">3. Need to save model when trained after some steps or when loss value criteria is met. And need to restore mode</text:span><text:span text:style-name="T22">l load_restore after start of training. Similar as it was in original code. Now there saving and restoring is commented out due to different saving approach in TensorFlow2.</text:span></text:p>
      <text:p text:style-name="Standard"/>
      <text:p text:style-name="P23">4. Generation of ActivityMaps and corrMaps is not possible to start.</text:p>
      <text:p text:style-name="P24">When started<text:s/>with command:</text:p>
      <text:p text:style-name="Standard"><text:span text:style-name="T25">$<text:s/></text:span><text:span text:style-name="T26">python3 main.py showcells</text:span></text:p>
      <text:p text:style-name="P27">There is error:</text:p>
      <text:p text:style-name="P28">Traceback (most recent call last):</text:p>
      <text:p text:style-name="P29"><text:s text:c="2"/>File "main.py", line 137, in &lt;module&gt;</text:p>
      <text:p text:style-name="P30"><text:s text:c="4"/>showGridCells(agent, dataGenerator, showCellsTrajectories, numberSteps, PlaceCells_units, HeadCells_units, linearLayerUnits,</text:p>
      <text:p text:style-name="P31"><text:s text:c="2"/>File "/home/robo/IdeaProjects/Grid_cells_migration_19012022/showGridCells.py", line 61, in showGridCells</text:p>
      <text:p text:style-name="P32"><text:s text:c="4"/>linearNeurons = agent.linearLayer</text:p>
      <text:p text:style-name="Standard"><text:span text:style-name="T33">AttributeError: 'Network' object has no attribute 'linearLayer'</text:span></text:p>
      <text:p text:style-name="Standard"/>
      <text:p text:style-name="Standard">5. In prepareTestingData() there need to<text:s/>be renewed back generation of test data.</text:p>
      <text:p text:style-name="Standard"/>
      <text:p text:style-name="Standard"><text:span text:style-name="T34">6. Training and testing loop is continuing until it reaches SGDSteps=300000. Need to add additional stop after some loss value criteria is met (it is possible through callbacks).</text:span></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dmin</dc:creator>
    <meta:creation-date>2022-01-19T22:57:00Z</meta:creation-date>
    <dc:date>2022-01-21T13:56:00Z</dc:date>
    <meta:template xlink:href="Normal.dotm" xlink:type="simple"/>
    <meta:editing-cycles>18</meta:editing-cycles>
    <meta:editing-duration>PT88620S</meta:editing-duration>
    <meta:document-statistic meta:page-count="1" meta:paragraph-count="8" meta:word-count="671" meta:character-count="4494" meta:row-count="31" meta:non-whitespace-character-count="3831"/>
  </office:meta>
</office:document-meta>
</file>